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T1" style:family="text">
      <style:text-properties officeooo:rsid="0001c1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s rekognition detect-labels --image “S3Object={Bucket=<text:span text:style-name="T1">imagerecohanda</text:span>,Name=test.jpg}” –region <text:span text:style-name="T1">Asia-Pacif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1:27:45.477883389</meta:creation-date>
    <dc:date>2018-07-17T01:28:50.206855246</dc:date>
    <meta:editing-duration>PT1M5S</meta:editing-duration>
    <meta:editing-cycles>1</meta:editing-cycles>
    <meta:document-statistic meta:table-count="0" meta:image-count="0" meta:object-count="0" meta:page-count="1" meta:paragraph-count="1" meta:word-count="8" meta:character-count="107" meta:non-whitespace-character-count="101"/>
    <meta:generator>LibreOffice/5.1.6.2$Linux_X86_64 LibreOffice_project/10m0$Build-2</meta:generator>
  </office:meta>
</office:document-meta>
</file>